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DejaVu Sans1" fo:font-size="20pt" fo:font-weight="bold" officeooo:rsid="000b7ed4" officeooo:paragraph-rsid="000b7ed4" style:font-size-asian="20pt" style:font-weight-asian="bold" style:font-size-complex="20pt" style:font-weight-complex="bold"/>
    </style:style>
    <style:style style:name="P2" style:family="paragraph" style:parent-style-name="Standard">
      <style:text-properties style:font-name="DejaVu Sans1" officeooo:rsid="000b7ed4" officeooo:paragraph-rsid="000b7ed4"/>
    </style:style>
    <style:style style:name="P3" style:family="paragraph" style:parent-style-name="Standard">
      <loext:graphic-properties draw:fill="none"/>
      <style:paragraph-properties fo:background-color="transparent">
        <style:tab-stops/>
      </style:paragraph-properties>
      <style:text-properties style:font-name="DejaVu Sans1" officeooo:rsid="000f22a4" officeooo:paragraph-rsid="000f22a4"/>
    </style:style>
    <style:style style:name="P4" style:family="paragraph" style:parent-style-name="Standard">
      <style:text-properties fo:color="#ff86a4" style:font-name="DejaVu Sans1" fo:font-size="16pt" style:text-underline-style="solid" style:text-underline-width="auto" style:text-underline-color="font-color" officeooo:rsid="000b7ed4" officeooo:paragraph-rsid="000b7ed4" style:font-size-asian="16pt" style:font-size-complex="16pt"/>
    </style:style>
    <style:style style:name="P5" style:family="paragraph" style:parent-style-name="Standard">
      <loext:graphic-properties draw:fill="none"/>
      <style:paragraph-properties fo:margin-left="0.5in" fo:margin-right="0in" fo:text-indent="-0.4366in" style:auto-text-indent="false" fo:background-color="transparent">
        <style:tab-stops/>
      </style:paragraph-properties>
      <style:text-properties style:font-name="DejaVu Sans1" officeooo:rsid="000c4052" officeooo:paragraph-rsid="000c4052"/>
    </style:style>
    <style:style style:name="P6" style:family="paragraph" style:parent-style-name="Standard">
      <loext:graphic-properties draw:fill="none"/>
      <style:paragraph-properties fo:margin-left="0.5in" fo:margin-right="0in" fo:text-indent="-0.4366in" style:auto-text-indent="false" fo:background-color="transparent">
        <style:tab-stops/>
      </style:paragraph-properties>
      <style:text-properties style:font-name="DejaVu Sans1" fo:font-weight="bold" officeooo:rsid="000c4052" officeooo:paragraph-rsid="000c4052" style:font-weight-asian="bold" style:font-weight-complex="bold"/>
    </style:style>
    <style:style style:name="P7" style:family="paragraph" style:parent-style-name="Standard" style:master-page-name="">
      <loext:graphic-properties draw:fill="none"/>
      <style:paragraph-properties fo:margin-left="0.5618in" fo:margin-right="0in" fo:text-indent="-0.4366in" style:auto-text-indent="false" style:page-number="auto" fo:background-color="transparent">
        <style:tab-stops/>
      </style:paragraph-properties>
      <style:text-properties style:font-name="DejaVu Sans1" officeooo:rsid="000f22a4" officeooo:paragraph-rsid="00150b9a"/>
    </style:style>
    <style:style style:name="P8" style:family="paragraph" style:parent-style-name="Standard">
      <loext:graphic-properties draw:fill="none"/>
      <style:paragraph-properties fo:margin-left="0.5618in" fo:margin-right="0in" fo:text-indent="-0.4366in" style:auto-text-indent="false" fo:background-color="transparent">
        <style:tab-stops/>
      </style:paragraph-properties>
      <style:text-properties style:font-name="DejaVu Sans1" officeooo:rsid="000f22a4" officeooo:paragraph-rsid="00150b9a"/>
    </style:style>
    <style:style style:name="P9" style:family="paragraph" style:parent-style-name="Standard" style:list-style-name="L2">
      <loext:graphic-properties draw:fill="none"/>
      <style:paragraph-properties fo:background-color="transparent">
        <style:tab-stops/>
      </style:paragraph-properties>
      <style:text-properties style:font-name="DejaVu Sans1" officeooo:rsid="000e1597" officeooo:paragraph-rsid="000e1597"/>
    </style:style>
    <style:style style:name="P10" style:family="paragraph" style:parent-style-name="Standard" style:list-style-name="L3">
      <loext:graphic-properties draw:fill="none"/>
      <style:paragraph-properties fo:background-color="transparent">
        <style:tab-stops/>
      </style:paragraph-properties>
      <style:text-properties style:font-name="DejaVu Sans1" officeooo:rsid="000f22a4" officeooo:paragraph-rsid="000f22a4"/>
    </style:style>
    <style:style style:name="P11" style:family="paragraph" style:parent-style-name="Standard" style:list-style-name="L4">
      <loext:graphic-properties draw:fill="none"/>
      <style:paragraph-properties fo:background-color="transparent">
        <style:tab-stops/>
      </style:paragraph-properties>
      <style:text-properties style:font-name="DejaVu Sans1" officeooo:rsid="0014e229" officeooo:paragraph-rsid="00150b9a"/>
    </style:style>
    <style:style style:name="P12" style:family="paragraph" style:parent-style-name="Standard" style:list-style-name="L5">
      <loext:graphic-properties draw:fill="none"/>
      <style:paragraph-properties fo:background-color="transparent">
        <style:tab-stops/>
      </style:paragraph-properties>
      <style:text-properties style:font-name="DejaVu Sans1" officeooo:rsid="00163f8e" officeooo:paragraph-rsid="00163f8e"/>
    </style:style>
    <style:style style:name="P13" style:family="paragraph" style:parent-style-name="Standard" style:list-style-name="L5">
      <loext:graphic-properties draw:fill="none"/>
      <style:paragraph-properties fo:background-color="transparent">
        <style:tab-stops/>
      </style:paragraph-properties>
      <style:text-properties style:font-name="DejaVu Sans1" officeooo:rsid="00163f8e" officeooo:paragraph-rsid="00178c95"/>
    </style:style>
    <style:style style:name="P14" style:family="paragraph" style:parent-style-name="Standard" style:list-style-name="L5">
      <loext:graphic-properties draw:fill="none"/>
      <style:paragraph-properties fo:background-color="transparent">
        <style:tab-stops/>
      </style:paragraph-properties>
      <style:text-properties style:font-name="DejaVu Sans1" officeooo:rsid="00163f8e" officeooo:paragraph-rsid="001a2976"/>
    </style:style>
    <style:style style:name="P15" style:family="paragraph" style:parent-style-name="Standard" style:list-style-name="L5">
      <loext:graphic-properties draw:fill="none"/>
      <style:paragraph-properties fo:background-color="transparent">
        <style:tab-stops/>
      </style:paragraph-properties>
      <style:text-properties style:font-name="DejaVu Sans1" officeooo:rsid="00178c95" officeooo:paragraph-rsid="00178c95"/>
    </style:style>
    <style:style style:name="P16" style:family="paragraph" style:parent-style-name="Standard" style:list-style-name="L5">
      <loext:graphic-properties draw:fill="none"/>
      <style:paragraph-properties fo:background-color="transparent">
        <style:tab-stops/>
      </style:paragraph-properties>
      <style:text-properties style:font-name="DejaVu Sans1" officeooo:rsid="001a2976" officeooo:paragraph-rsid="001a2976"/>
    </style:style>
    <style:style style:name="P17" style:family="paragraph" style:parent-style-name="Standard" style:list-style-name="L6">
      <loext:graphic-properties draw:fill="none"/>
      <style:paragraph-properties fo:background-color="transparent">
        <style:tab-stops/>
      </style:paragraph-properties>
      <style:text-properties style:font-name="DejaVu Sans1" officeooo:rsid="00279a05" officeooo:paragraph-rsid="00279a05"/>
    </style:style>
    <style:style style:name="P18" style:family="paragraph" style:parent-style-name="Standard" style:list-style-name="L7">
      <loext:graphic-properties draw:fill="none"/>
      <style:paragraph-properties fo:background-color="transparent">
        <style:tab-stops/>
      </style:paragraph-properties>
      <style:text-properties style:font-name="DejaVu Sans1" officeooo:rsid="002ab976" officeooo:paragraph-rsid="002ab976"/>
    </style:style>
    <style:style style:name="P19" style:family="paragraph" style:parent-style-name="Standard" style:list-style-name="L7">
      <loext:graphic-properties draw:fill="none"/>
      <style:paragraph-properties fo:background-color="transparent">
        <style:tab-stops/>
      </style:paragraph-properties>
      <style:text-properties style:font-name="DejaVu Sans1" fo:font-weight="bold" officeooo:rsid="002ab976" officeooo:paragraph-rsid="002ab976" style:font-weight-asian="bold" style:font-weight-complex="bold"/>
    </style:style>
    <style:style style:name="P20" style:family="paragraph" style:parent-style-name="Standard" style:list-style-name="L7">
      <loext:graphic-properties draw:fill="none"/>
      <style:paragraph-properties fo:background-color="transparent">
        <style:tab-stops/>
      </style:paragraph-properties>
      <style:text-properties style:font-name="DejaVu Sans1" style:text-underline-style="solid" style:text-underline-width="auto" style:text-underline-color="font-color" fo:font-weight="bold" officeooo:rsid="002ab976" officeooo:paragraph-rsid="002ab976" style:font-weight-asian="bold" style:font-weight-complex="bold"/>
    </style:style>
    <style:style style:name="P21" style:family="paragraph" style:parent-style-name="Standard" style:list-style-name="L8">
      <loext:graphic-properties draw:fill="none"/>
      <style:paragraph-properties fo:background-color="transparent">
        <style:tab-stops/>
      </style:paragraph-properties>
      <style:text-properties style:font-name="DejaVu Sans1" officeooo:rsid="000c622b" officeooo:paragraph-rsid="000c622b"/>
    </style:style>
    <style:style style:name="P22" style:family="paragraph" style:parent-style-name="Standard">
      <loext:graphic-properties draw:fill="none"/>
      <style:paragraph-properties fo:background-color="transparent">
        <style:tab-stops/>
      </style:paragraph-properties>
      <style:text-properties style:font-name="DejaVu Sans1" officeooo:rsid="000c622b" officeooo:paragraph-rsid="000c622b"/>
    </style:style>
    <style:style style:name="P23" style:family="paragraph" style:parent-style-name="Standard" style:list-style-name="L9">
      <loext:graphic-properties draw:fill="none"/>
      <style:paragraph-properties fo:background-color="transparent">
        <style:tab-stops/>
      </style:paragraph-properties>
      <style:text-properties style:font-name="DejaVu Sans1" officeooo:rsid="000c622b" officeooo:paragraph-rsid="000c622b"/>
    </style:style>
    <style:style style:name="P24" style:family="paragraph" style:parent-style-name="Standard" style:list-style-name="L9">
      <loext:graphic-properties draw:fill="none"/>
      <style:paragraph-properties fo:background-color="transparent">
        <style:tab-stops/>
      </style:paragraph-properties>
      <style:text-properties style:font-name="DejaVu Sans1" officeooo:rsid="002fd20e" officeooo:paragraph-rsid="002fd20e"/>
    </style:style>
    <style:style style:name="P25" style:family="paragraph" style:parent-style-name="Standard" style:list-style-name="L10">
      <loext:graphic-properties draw:fill="none"/>
      <style:paragraph-properties fo:background-color="transparent">
        <style:tab-stops/>
      </style:paragraph-properties>
      <style:text-properties style:font-name="DejaVu Sans1" officeooo:rsid="003606fa" officeooo:paragraph-rsid="003606fa"/>
    </style:style>
    <style:style style:name="P26" style:family="paragraph" style:parent-style-name="Standard" style:list-style-name="L4">
      <loext:graphic-properties draw:fill="none"/>
      <style:paragraph-properties fo:background-color="transparent">
        <style:tab-stops/>
      </style:paragraph-properties>
      <style:text-properties officeooo:paragraph-rsid="00150b9a"/>
    </style:style>
    <style:style style:name="P27" style:family="paragraph" style:parent-style-name="Standard" style:list-style-name="L5">
      <loext:graphic-properties draw:fill="none"/>
      <style:paragraph-properties fo:background-color="transparent">
        <style:tab-stops/>
      </style:paragraph-properties>
      <style:text-properties officeooo:paragraph-rsid="001b7258"/>
    </style:style>
    <style:style style:name="P28" style:family="paragraph" style:parent-style-name="Standard" style:list-style-name="L8">
      <loext:graphic-properties draw:fill="none"/>
      <style:paragraph-properties fo:background-color="transparent">
        <style:tab-stops/>
      </style:paragraph-properties>
      <style:text-properties officeooo:paragraph-rsid="002d39bf"/>
    </style:style>
    <style:style style:name="P29" style:family="paragraph" style:parent-style-name="Standard" style:list-style-name="L5">
      <loext:graphic-properties draw:fill="none"/>
      <style:paragraph-properties fo:background-color="transparent">
        <style:tab-stops/>
      </style:paragraph-properties>
      <style:text-properties officeooo:rsid="001bff11" officeooo:paragraph-rsid="001bff11"/>
    </style:style>
    <style:style style:name="P30" style:family="paragraph" style:parent-style-name="Standard" style:list-style-name="L8">
      <loext:graphic-properties draw:fill="none"/>
      <style:paragraph-properties fo:background-color="transparent">
        <style:tab-stops/>
      </style:paragraph-properties>
      <style:text-properties fo:font-weight="bold" officeooo:rsid="002f054a" officeooo:paragraph-rsid="002f054a" style:font-weight-asian="bold" style:font-weight-complex="bold"/>
    </style:style>
    <style:style style:name="P31" style:family="paragraph" style:parent-style-name="Standard" style:list-style-name="L12">
      <loext:graphic-properties draw:fill="none"/>
      <style:paragraph-properties fo:background-color="transparent">
        <style:tab-stops/>
      </style:paragraph-properties>
      <style:text-properties fo:font-weight="bold" officeooo:rsid="003dd269" officeooo:paragraph-rsid="003dd269" style:font-weight-asian="bold" style:font-weight-complex="bold"/>
    </style:style>
    <style:style style:name="P32" style:family="paragraph" style:parent-style-name="Standard" style:list-style-name="L10">
      <loext:graphic-properties draw:fill="none"/>
      <style:paragraph-properties fo:background-color="transparent">
        <style:tab-stops/>
      </style:paragraph-properties>
      <style:text-properties officeooo:rsid="003606fa" officeooo:paragraph-rsid="003606fa"/>
    </style:style>
    <style:style style:name="P33" style:family="paragraph" style:parent-style-name="Standard">
      <loext:graphic-properties draw:fill="none"/>
      <style:paragraph-properties fo:background-color="transparent">
        <style:tab-stops/>
      </style:paragraph-properties>
      <style:text-properties officeooo:rsid="003606fa" officeooo:paragraph-rsid="003606fa"/>
    </style:style>
    <style:style style:name="P34" style:family="paragraph" style:parent-style-name="Standard" style:list-style-name="L12">
      <loext:graphic-properties draw:fill="none"/>
      <style:paragraph-properties fo:background-color="transparent">
        <style:tab-stops/>
      </style:paragraph-properties>
      <style:text-properties officeooo:rsid="003dd269" officeooo:paragraph-rsid="003dd269"/>
    </style:style>
    <style:style style:name="P35" style:family="paragraph" style:parent-style-name="Standard" style:list-style-name="L1" style:master-page-name="">
      <loext:graphic-properties draw:fill="none"/>
      <style:paragraph-properties fo:margin-left="0.5in" fo:margin-right="0in" fo:text-indent="-0.4366in" style:auto-text-indent="false" style:page-number="auto" fo:background-color="transparent">
        <style:tab-stops/>
      </style:paragraph-properties>
      <style:text-properties style:font-name="DejaVu Sans1" officeooo:rsid="000c4052" officeooo:paragraph-rsid="000c4052"/>
    </style:style>
    <style:style style:name="P36" style:family="paragraph" style:parent-style-name="Standard" style:list-style-name="L1" style:master-page-name="">
      <loext:graphic-properties draw:fill="none"/>
      <style:paragraph-properties fo:margin-left="0.5in" fo:margin-right="0in" fo:text-indent="-0.4366in" style:auto-text-indent="false" style:page-number="auto" fo:background-color="transparent">
        <style:tab-stops/>
      </style:paragraph-properties>
      <style:text-properties style:font-name="DejaVu Sans1" officeooo:rsid="000e1597" officeooo:paragraph-rsid="000e1597"/>
    </style:style>
    <style:style style:name="P37" style:family="paragraph" style:parent-style-name="Standard" style:list-style-name="L1">
      <loext:graphic-properties draw:fill="none"/>
      <style:paragraph-properties fo:margin-left="0.5in" fo:margin-right="0in" fo:text-indent="-0.4366in" style:auto-text-indent="false" fo:background-color="transparent">
        <style:tab-stops/>
      </style:paragraph-properties>
      <style:text-properties style:font-name="DejaVu Sans1" officeooo:rsid="000c4052" officeooo:paragraph-rsid="000c4052"/>
    </style:style>
    <style:style style:name="P38" style:family="paragraph" style:parent-style-name="Standard">
      <loext:graphic-properties draw:fill="none"/>
      <style:paragraph-properties fo:margin-left="0.5in" fo:margin-right="0in" fo:text-indent="-0.4366in" style:auto-text-indent="false" fo:background-color="transparent">
        <style:tab-stops/>
      </style:paragraph-properties>
      <style:text-properties style:font-name="DejaVu Sans1" officeooo:rsid="000c4052" officeooo:paragraph-rsid="000c4052"/>
    </style:style>
    <style:style style:name="P39" style:family="paragraph" style:parent-style-name="Standard">
      <loext:graphic-properties draw:fill="none"/>
      <style:paragraph-properties fo:margin-left="0.5in" fo:margin-right="0in" fo:text-indent="-0.4366in" style:auto-text-indent="false" fo:background-color="transparent">
        <style:tab-stops/>
      </style:paragraph-properties>
      <style:text-properties style:font-name="DejaVu Sans1" officeooo:rsid="000c4052" officeooo:paragraph-rsid="00264637"/>
    </style:style>
    <style:style style:name="P40" style:family="paragraph" style:parent-style-name="Standard" style:list-style-name="L1">
      <loext:graphic-properties draw:fill="none"/>
      <style:paragraph-properties fo:margin-left="0.5in" fo:margin-right="0in" fo:text-indent="-0.4366in" style:auto-text-indent="false" fo:background-color="transparent">
        <style:tab-stops/>
      </style:paragraph-properties>
      <style:text-properties style:font-name="DejaVu Sans1" officeooo:rsid="000c622b" officeooo:paragraph-rsid="000c622b"/>
    </style:style>
    <style:style style:name="P41" style:family="paragraph" style:parent-style-name="Standard">
      <loext:graphic-properties draw:fill="none"/>
      <style:paragraph-properties fo:margin-left="0.5in" fo:margin-right="0in" fo:text-indent="-0.4366in" style:auto-text-indent="false" fo:background-color="transparent">
        <style:tab-stops/>
      </style:paragraph-properties>
      <style:text-properties style:font-name="DejaVu Sans1" officeooo:rsid="000c622b" officeooo:paragraph-rsid="000c622b"/>
    </style:style>
    <style:style style:name="P42" style:family="paragraph" style:parent-style-name="Standard">
      <loext:graphic-properties draw:fill="none"/>
      <style:paragraph-properties fo:margin-left="0.5in" fo:margin-right="0in" fo:text-indent="-0.4366in" style:auto-text-indent="false" fo:background-color="transparent">
        <style:tab-stops/>
      </style:paragraph-properties>
      <style:text-properties style:font-name="DejaVu Sans1" officeooo:rsid="000c622b" officeooo:paragraph-rsid="00342ea4"/>
    </style:style>
    <style:style style:name="P43" style:family="paragraph" style:parent-style-name="Standard" style:list-style-name="L1">
      <loext:graphic-properties draw:fill="none"/>
      <style:paragraph-properties fo:margin-left="0.5in" fo:margin-right="0in" fo:text-indent="-0.4366in" style:auto-text-indent="false" fo:background-color="transparent">
        <style:tab-stops/>
      </style:paragraph-properties>
      <style:text-properties style:font-name="DejaVu Sans1" officeooo:rsid="000e1597" officeooo:paragraph-rsid="000e1597"/>
    </style:style>
    <style:style style:name="P44" style:family="paragraph" style:parent-style-name="Standard">
      <loext:graphic-properties draw:fill="none"/>
      <style:paragraph-properties fo:margin-left="0.5in" fo:margin-right="0in" fo:text-indent="-0.4366in" style:auto-text-indent="false" fo:background-color="transparent">
        <style:tab-stops/>
      </style:paragraph-properties>
      <style:text-properties style:font-name="DejaVu Sans1" officeooo:rsid="000e1597" officeooo:paragraph-rsid="000e1597"/>
    </style:style>
    <style:style style:name="P45" style:family="paragraph" style:parent-style-name="Standard">
      <loext:graphic-properties draw:fill="none"/>
      <style:paragraph-properties fo:margin-left="0.5in" fo:margin-right="0in" fo:text-indent="-0.4366in" style:auto-text-indent="false" fo:background-color="transparent">
        <style:tab-stops/>
      </style:paragraph-properties>
      <style:text-properties style:font-name="DejaVu Sans1" officeooo:rsid="0035b96a" officeooo:paragraph-rsid="0035b96a"/>
    </style:style>
    <style:style style:name="P46" style:family="paragraph" style:parent-style-name="Standard" style:list-style-name="L1">
      <loext:graphic-properties draw:fill="none"/>
      <style:paragraph-properties fo:margin-left="0.5in" fo:margin-right="0in" fo:text-indent="-0.4366in" style:auto-text-indent="false" fo:background-color="transparent">
        <style:tab-stops/>
      </style:paragraph-properties>
      <style:text-properties officeooo:paragraph-rsid="000c4052"/>
    </style:style>
    <style:style style:name="P47" style:family="paragraph" style:parent-style-name="Standard" style:list-style-name="L1">
      <loext:graphic-properties draw:fill="none"/>
      <style:paragraph-properties fo:margin-left="0.5in" fo:margin-right="0in" fo:text-indent="-0.4366in" style:auto-text-indent="false" fo:background-color="transparent">
        <style:tab-stops/>
      </style:paragraph-properties>
      <style:text-properties officeooo:paragraph-rsid="000c622b"/>
    </style:style>
    <style:style style:name="P48" style:family="paragraph" style:parent-style-name="Standard">
      <loext:graphic-properties draw:fill="none"/>
      <style:paragraph-properties fo:margin-left="0.5in" fo:margin-right="0in" fo:text-indent="-0.4366in" style:auto-text-indent="false" fo:background-color="transparent">
        <style:tab-stops/>
      </style:paragraph-properties>
      <style:text-properties officeooo:paragraph-rsid="000c4052"/>
    </style:style>
    <style:style style:name="P49" style:family="paragraph" style:parent-style-name="Standard">
      <loext:graphic-properties draw:fill="none"/>
      <style:paragraph-properties fo:margin-left="0.5in" fo:margin-right="0in" fo:text-indent="-0.4366in" style:auto-text-indent="false" fo:background-color="transparent">
        <style:tab-stops/>
      </style:paragraph-properties>
      <style:text-properties officeooo:paragraph-rsid="000e1597"/>
    </style:style>
    <style:style style:name="P50" style:family="paragraph" style:parent-style-name="Standard">
      <loext:graphic-properties draw:fill="none"/>
      <style:paragraph-properties fo:margin-left="0.5in" fo:margin-right="0in" fo:text-indent="-0.4366in" style:auto-text-indent="false" fo:background-color="transparent">
        <style:tab-stops/>
      </style:paragraph-properties>
      <style:text-properties fo:color="#ff86a4" style:font-name="DejaVu Sans1" fo:font-size="16pt" style:text-underline-style="solid" style:text-underline-width="auto" style:text-underline-color="font-color" officeooo:rsid="000b7ed4" officeooo:paragraph-rsid="003af1c6" style:font-size-asian="16pt" style:font-size-complex="16pt"/>
    </style:style>
    <style:style style:name="P51" style:family="paragraph" style:parent-style-name="Standard" style:list-style-name="L2" style:master-page-name="">
      <loext:graphic-properties draw:fill="none"/>
      <style:paragraph-properties fo:margin-left="1in" fo:margin-right="0in" fo:text-indent="-0.25in" style:auto-text-indent="false" style:page-number="auto" fo:background-color="transparent">
        <style:tab-stops/>
      </style:paragraph-properties>
      <style:text-properties style:font-name="DejaVu Sans1" officeooo:rsid="000c4052" officeooo:paragraph-rsid="000e1597"/>
    </style:style>
    <style:style style:name="P52" style:family="paragraph" style:parent-style-name="Standard" style:list-style-name="L11" style:master-page-name="">
      <loext:graphic-properties draw:fill="none"/>
      <style:paragraph-properties fo:margin-left="0.5618in" fo:margin-right="0in" fo:text-indent="-0.5in" style:auto-text-indent="false" style:page-number="auto" fo:background-color="transparent">
        <style:tab-stops/>
      </style:paragraph-properties>
      <style:text-properties officeooo:paragraph-rsid="003af1c6"/>
    </style:style>
    <style:style style:name="P53" style:family="paragraph" style:parent-style-name="Standard" style:list-style-name="L11">
      <loext:graphic-properties draw:fill="none"/>
      <style:paragraph-properties fo:margin-left="0.5618in" fo:margin-right="0in" fo:text-indent="-0.5in" style:auto-text-indent="false" fo:background-color="transparent">
        <style:tab-stops/>
      </style:paragraph-properties>
      <style:text-properties officeooo:rsid="003bd465" officeooo:paragraph-rsid="003bd465"/>
    </style:style>
    <style:style style:name="P54" style:family="paragraph" style:parent-style-name="Standard" style:list-style-name="L11">
      <loext:graphic-properties draw:fill="none"/>
      <style:paragraph-properties fo:margin-left="0.5618in" fo:margin-right="0in" fo:text-indent="-0.5in" style:auto-text-indent="false" fo:background-color="transparent">
        <style:tab-stops/>
      </style:paragraph-properties>
      <style:text-properties officeooo:rsid="003af1c6" officeooo:paragraph-rsid="003af1c6"/>
    </style:style>
    <style:style style:name="P55" style:family="paragraph" style:parent-style-name="Standard" style:list-style-name="L11">
      <loext:graphic-properties draw:fill="none"/>
      <style:paragraph-properties fo:margin-left="0.5618in" fo:margin-right="0in" fo:text-indent="-0.5in" style:auto-text-indent="false" fo:background-color="transparent">
        <style:tab-stops/>
      </style:paragraph-properties>
      <style:text-properties officeooo:rsid="003af1c6" officeooo:paragraph-rsid="003e52bd"/>
    </style:style>
    <style:style style:name="P56" style:family="paragraph" style:parent-style-name="Standard">
      <loext:graphic-properties draw:fill="none"/>
      <style:paragraph-properties fo:margin-left="0.5618in" fo:margin-right="0in" fo:text-indent="-0.5in" style:auto-text-indent="false" fo:background-color="transparent">
        <style:tab-stops/>
      </style:paragraph-properties>
      <style:text-properties officeooo:rsid="003af1c6" officeooo:paragraph-rsid="003e52bd"/>
    </style:style>
    <style:style style:name="P57" style:family="paragraph" style:parent-style-name="Standard">
      <loext:graphic-properties draw:fill="none"/>
      <style:paragraph-properties fo:margin-left="0.5618in" fo:margin-right="0in" fo:text-indent="-0.5in" style:auto-text-indent="false" fo:background-color="transparent">
        <style:tab-stops/>
      </style:paragraph-properties>
      <style:text-properties officeooo:paragraph-rsid="003af1c6"/>
    </style:style>
    <style:style style:name="P58" style:family="paragraph" style:parent-style-name="Standard" style:list-style-name="L11" style:master-page-name="">
      <loext:graphic-properties draw:fill="none"/>
      <style:paragraph-properties fo:margin-left="0.3752in" fo:margin-right="0in" fo:text-indent="-0.3752in" style:auto-text-indent="false" style:page-number="auto" fo:background-color="transparent">
        <style:tab-stops>
          <style:tab-stop style:position="-0.1252in"/>
        </style:tab-stops>
      </style:paragraph-properties>
      <style:text-properties officeooo:rsid="003bd465" officeooo:paragraph-rsid="003bd465"/>
    </style:style>
    <style:style style:name="P59" style:family="paragraph" style:parent-style-name="Standard" style:list-style-name="L11">
      <loext:graphic-properties draw:fill="none"/>
      <style:paragraph-properties fo:margin-left="0.3752in" fo:margin-right="0in" fo:text-indent="-0.3752in" style:auto-text-indent="false" fo:background-color="transparent">
        <style:tab-stops>
          <style:tab-stop style:position="-0.1252in"/>
        </style:tab-stops>
      </style:paragraph-properties>
      <style:text-properties officeooo:rsid="003bd465" officeooo:paragraph-rsid="003bd465"/>
    </style:style>
    <style:style style:name="P60" style:family="paragraph" style:parent-style-name="Standard" style:list-style-name="L11">
      <loext:graphic-properties draw:fill="none"/>
      <style:paragraph-properties fo:margin-left="0.3752in" fo:margin-right="0in" fo:text-indent="-0.3752in" style:auto-text-indent="false" fo:background-color="transparent">
        <style:tab-stops>
          <style:tab-stop style:position="-0.1252in"/>
        </style:tab-stops>
      </style:paragraph-properties>
      <style:text-properties officeooo:rsid="003c978c" officeooo:paragraph-rsid="003c978c"/>
    </style:style>
    <style:style style:name="P61" style:family="paragraph" style:parent-style-name="Table_20_Contents">
      <style:paragraph-properties fo:text-align="center" style:justify-single-word="false"/>
      <style:text-properties officeooo:rsid="003feb59" officeooo:paragraph-rsid="003feb59"/>
    </style:style>
    <style:style style:name="P62" style:family="paragraph" style:parent-style-name="Table_20_Contents">
      <style:text-properties officeooo:rsid="004129b3" officeooo:paragraph-rsid="004129b3"/>
    </style:style>
    <style:style style:name="P63" style:family="paragraph" style:parent-style-name="Table_20_Contents" style:list-style-name="L13">
      <style:text-properties officeooo:rsid="004129b3" officeooo:paragraph-rsid="004129b3"/>
    </style:style>
    <style:style style:name="P64" style:family="paragraph" style:parent-style-name="Table_20_Contents" style:list-style-name="L13">
      <style:text-properties officeooo:paragraph-rsid="004129b3"/>
    </style:style>
    <style:style style:name="P65" style:family="paragraph" style:parent-style-name="Table_20_Contents" style:list-style-name="L13">
      <style:text-properties officeooo:rsid="0042bfcd" officeooo:paragraph-rsid="0042bfcd"/>
    </style:style>
    <style:style style:name="P66" style:family="paragraph" style:parent-style-name="Table_20_Contents">
      <style:text-properties officeooo:rsid="0042bfcd" officeooo:paragraph-rsid="0042bfcd"/>
    </style:style>
    <style:style style:name="P67" style:family="paragraph" style:parent-style-name="Table_20_Contents" style:list-style-name="L14">
      <style:text-properties officeooo:rsid="0042bfcd" officeooo:paragraph-rsid="0042bfcd"/>
    </style:style>
    <style:style style:name="P68" style:family="paragraph" style:parent-style-name="Table_20_Contents" style:list-style-name="L15">
      <style:text-properties officeooo:rsid="0042bfcd" officeooo:paragraph-rsid="0042bfcd"/>
    </style:style>
    <style:style style:name="P69" style:family="paragraph" style:parent-style-name="Table_20_Contents" style:list-style-name="L14">
      <style:text-properties officeooo:paragraph-rsid="0042bfcd"/>
    </style:style>
    <style:style style:name="P70" style:family="paragraph" style:parent-style-name="Table_20_Contents" style:list-style-name="L15"/>
    <style:style style:name="P71" style:family="paragraph">
      <style:paragraph-properties fo:text-align="center"/>
    </style:style>
    <style:style style:name="P72" style:family="paragraph">
      <loext:graphic-properties draw:fill-color="#ffd7d7"/>
      <style:paragraph-properties fo:text-align="center"/>
      <style:text-properties fo:font-size="12pt"/>
    </style:style>
    <style:style style:name="P73" style:family="paragraph">
      <loext:graphic-properties draw:fill-color="#ffffff"/>
    </style:style>
    <style:style style:name="T1" style:family="text">
      <style:text-properties officeooo:rsid="000e1597"/>
    </style:style>
    <style:style style:name="T2" style:family="text">
      <style:text-properties fo:font-weight="bold" style:font-weight-asian="bold" style:font-weight-complex="bold"/>
    </style:style>
    <style:style style:name="T3" style:family="text">
      <style:text-properties fo:font-weight="bold" officeooo:rsid="000e1597" style:font-weight-asian="bold" style:font-weight-complex="bold"/>
    </style:style>
    <style:style style:name="T4" style:family="text">
      <style:text-properties fo:font-weight="bold" officeooo:rsid="00141b97" style:font-weight-asian="bold" style:font-weight-complex="bold"/>
    </style:style>
    <style:style style:name="T5" style:family="text">
      <style:text-properties fo:font-weight="bold" officeooo:rsid="002d39bf" style:font-weight-asian="bold" style:font-weight-complex="bold"/>
    </style:style>
    <style:style style:name="T6" style:family="text">
      <style:text-properties fo:font-weight="bold" officeooo:rsid="002fd20e" style:font-weight-asian="bold" style:font-weight-complex="bold"/>
    </style:style>
    <style:style style:name="T7" style:family="text">
      <style:text-properties fo:color="#2a6099"/>
    </style:style>
    <style:style style:name="T8" style:family="text">
      <style:text-properties fo:color="#2a6099" officeooo:rsid="000e1597"/>
    </style:style>
    <style:style style:name="T9" style:family="text">
      <style:text-properties fo:color="#2a6099" style:font-name="DejaVu Sans1"/>
    </style:style>
    <style:style style:name="T10" style:family="text">
      <style:text-properties fo:color="#2a6099" style:font-name="DejaVu Sans1" officeooo:rsid="000c4052"/>
    </style:style>
    <style:style style:name="T11" style:family="text">
      <style:text-properties fo:color="#2a6099" style:text-underline-style="solid" style:text-underline-width="auto" style:text-underline-color="font-color" officeooo:rsid="001a2976"/>
    </style:style>
    <style:style style:name="T12" style:family="text">
      <style:text-properties fo:color="#2a6099" officeooo:rsid="002c83af"/>
    </style:style>
    <style:style style:name="T13" style:family="text">
      <style:text-properties officeooo:rsid="000f22a4"/>
    </style:style>
    <style:style style:name="T14" style:family="text">
      <style:text-properties style:font-name="DejaVu Sans1"/>
    </style:style>
    <style:style style:name="T15" style:family="text">
      <style:text-properties style:font-name="DejaVu Sans1" officeooo:rsid="000c4052"/>
    </style:style>
    <style:style style:name="T16" style:family="text">
      <style:text-properties style:font-name="DejaVu Sans1" fo:font-weight="bold" style:font-weight-asian="bold" style:font-weight-complex="bold"/>
    </style:style>
    <style:style style:name="T17" style:family="text">
      <style:text-properties style:font-name="DejaVu Sans1" fo:font-weight="bold" officeooo:rsid="0014e229" style:font-weight-asian="bold" style:font-weight-complex="bold"/>
    </style:style>
    <style:style style:name="T18" style:family="text">
      <style:text-properties style:font-name="DejaVu Sans1" fo:font-weight="bold" officeooo:rsid="000c622b" style:font-weight-asian="bold" style:font-weight-complex="bold"/>
    </style:style>
    <style:style style:name="T19" style:family="text">
      <style:text-properties style:font-name="DejaVu Sans1" fo:font-weight="normal" style:font-weight-asian="normal" style:font-weight-complex="normal"/>
    </style:style>
    <style:style style:name="T20" style:family="text">
      <style:text-properties style:font-name="DejaVu Sans1" fo:font-weight="normal" officeooo:rsid="0014e229" style:font-weight-asian="normal" style:font-weight-complex="normal"/>
    </style:style>
    <style:style style:name="T21" style:family="text">
      <style:text-properties style:font-name="DejaVu Sans1" fo:font-weight="normal" officeooo:rsid="000c622b" style:font-weight-asian="normal" style:font-weight-complex="normal"/>
    </style:style>
    <style:style style:name="T22" style:family="text">
      <style:text-properties style:font-name="DejaVu Sans1" fo:font-weight="normal" officeooo:rsid="002d39bf" style:font-weight-asian="normal" style:font-weight-complex="normal"/>
    </style:style>
    <style:style style:name="T23" style:family="text">
      <style:text-properties style:font-name="DejaVu Sans1" style:text-underline-style="solid" style:text-underline-width="auto" style:text-underline-color="font-color"/>
    </style:style>
    <style:style style:name="T24" style:family="text">
      <style:text-properties style:font-name="DejaVu Sans1" style:text-underline-style="solid" style:text-underline-width="auto" style:text-underline-color="font-color" officeooo:rsid="001b7258"/>
    </style:style>
    <style:style style:name="T25" style:family="text">
      <style:text-properties style:font-name="DejaVu Sans1" officeooo:rsid="001b7258"/>
    </style:style>
    <style:style style:name="T26" style:family="text">
      <style:text-properties style:font-name="DejaVu Sans1" officeooo:rsid="001bff11"/>
    </style:style>
    <style:style style:name="T27" style:family="text">
      <style:text-properties style:font-name="DejaVu Sans1" officeooo:rsid="002319be"/>
    </style:style>
    <style:style style:name="T28" style:family="text">
      <style:text-properties style:font-name="DejaVu Sans1" officeooo:rsid="00264637"/>
    </style:style>
    <style:style style:name="T29" style:family="text">
      <style:text-properties style:font-name="DejaVu Sans1" officeooo:rsid="000c622b"/>
    </style:style>
    <style:style style:name="T30" style:family="text">
      <style:text-properties style:font-name="DejaVu Sans1" officeooo:rsid="002d39bf"/>
    </style:style>
    <style:style style:name="T31" style:family="text">
      <style:text-properties style:font-name="DejaVu Sans1" officeooo:rsid="00324440"/>
    </style:style>
    <style:style style:name="T32" style:family="text">
      <style:text-properties style:font-name="DejaVu Sans1" officeooo:rsid="000e1597"/>
    </style:style>
    <style:style style:name="T33" style:family="text">
      <style:text-properties style:font-name="DejaVu Sans1" officeooo:rsid="0039c5fd"/>
    </style:style>
    <style:style style:name="T34" style:family="text">
      <style:text-properties officeooo:rsid="00134101"/>
    </style:style>
    <style:style style:name="T35" style:family="text">
      <style:text-properties officeooo:rsid="00141b97"/>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officeooo:rsid="00178c95"/>
    </style:style>
    <style:style style:name="T39" style:family="text">
      <style:text-properties fo:color="#ea7500" style:text-underline-style="solid" style:text-underline-width="auto" style:text-underline-color="font-color"/>
    </style:style>
    <style:style style:name="T40" style:family="text">
      <style:text-properties fo:color="#ea7500" officeooo:rsid="00178c95"/>
    </style:style>
    <style:style style:name="T41" style:family="text">
      <style:text-properties fo:color="#000000" officeooo:rsid="001957a3"/>
    </style:style>
    <style:style style:name="T42" style:family="text">
      <style:text-properties officeooo:rsid="001a2976"/>
    </style:style>
    <style:style style:name="T43" style:family="text">
      <style:text-properties officeooo:rsid="001a46cb"/>
    </style:style>
    <style:style style:name="T44" style:family="text">
      <style:text-properties officeooo:rsid="001e9f2f"/>
    </style:style>
    <style:style style:name="T45" style:family="text">
      <style:text-properties officeooo:rsid="00224027"/>
    </style:style>
    <style:style style:name="T46" style:family="text">
      <style:text-properties officeooo:rsid="002448fd"/>
    </style:style>
    <style:style style:name="T47" style:family="text">
      <style:text-properties officeooo:rsid="002a872d"/>
    </style:style>
    <style:style style:name="T48" style:family="text">
      <style:text-properties fo:font-weight="normal" style:font-weight-asian="normal" style:font-weight-complex="normal"/>
    </style:style>
    <style:style style:name="T49" style:family="text">
      <style:text-properties fo:font-weight="normal" officeooo:rsid="002d39bf" style:font-weight-asian="normal" style:font-weight-complex="normal"/>
    </style:style>
    <style:style style:name="T50" style:family="text">
      <style:text-properties fo:font-weight="normal" officeooo:rsid="002c83af" style:font-weight-asian="normal" style:font-weight-complex="normal"/>
    </style:style>
    <style:style style:name="T51" style:family="text">
      <style:text-properties style:text-underline-style="none" fo:font-weight="normal" style:font-weight-asian="normal" style:font-weight-complex="normal"/>
    </style:style>
    <style:style style:name="T52" style:family="text">
      <style:text-properties officeooo:rsid="002c83af"/>
    </style:style>
    <style:style style:name="T53" style:family="text">
      <style:text-properties fo:color="#069a2e" fo:font-weight="normal" style:font-weight-asian="normal" style:font-weight-complex="normal"/>
    </style:style>
    <style:style style:name="T54" style:family="text">
      <style:text-properties fo:color="#069a2e" style:text-underline-style="solid" style:text-underline-width="auto" style:text-underline-color="font-color"/>
    </style:style>
    <style:style style:name="T55" style:family="text">
      <style:text-properties fo:color="#ff0000" fo:font-weight="bold" style:font-weight-asian="bold" style:font-weight-complex="bold"/>
    </style:style>
    <style:style style:name="T56" style:family="text">
      <style:text-properties fo:color="#ff0000" fo:font-weight="normal" style:font-weight-asian="normal" style:font-weight-complex="normal"/>
    </style:style>
    <style:style style:name="T57" style:family="text">
      <style:text-properties fo:color="#800080"/>
    </style:style>
    <style:style style:name="T58" style:family="text">
      <style:text-properties officeooo:rsid="002fd20e"/>
    </style:style>
    <style:style style:name="T59" style:family="text">
      <style:text-properties officeooo:rsid="00324440"/>
    </style:style>
    <style:style style:name="T60" style:family="text">
      <style:text-properties officeooo:rsid="0032847c"/>
    </style:style>
    <style:style style:name="T61" style:family="text">
      <style:text-properties officeooo:rsid="0035b96a"/>
    </style:style>
    <style:style style:name="T62" style:family="text">
      <style:text-properties officeooo:rsid="003606fa"/>
    </style:style>
    <style:style style:name="T63" style:family="text">
      <style:text-properties fo:color="#ff86a4" officeooo:rsid="002fd20e"/>
    </style:style>
    <style:style style:name="T64" style:family="text">
      <style:text-properties fo:color="#ff86a4" officeooo:rsid="002a872d"/>
    </style:style>
    <style:style style:name="T65" style:family="text">
      <style:text-properties officeooo:rsid="0039c5fd"/>
    </style:style>
    <style:style style:name="T66" style:family="text">
      <style:text-properties style:use-window-font-color="true" style:font-name="DejaVu Sans1" fo:font-size="12pt" style:text-underline-style="none" style:font-size-asian="10.5pt" style:font-size-complex="12pt"/>
    </style:style>
    <style:style style:name="T67" style:family="text">
      <style:text-properties style:use-window-font-color="true" style:font-name="DejaVu Sans1" fo:font-size="12pt" style:text-underline-style="none" officeooo:rsid="003af1c6" style:font-size-asian="10.5pt" style:font-size-complex="12pt"/>
    </style:style>
    <style:style style:name="T68" style:family="text">
      <style:text-properties style:use-window-font-color="true" style:font-name="DejaVu Sans1" fo:font-size="12pt" style:text-underline-style="none" fo:font-weight="bold" style:font-size-asian="10.5pt" style:font-weight-asian="bold" style:font-size-complex="12pt" style:font-weight-complex="bold"/>
    </style:style>
    <style:style style:name="T69" style:family="text">
      <style:text-properties style:use-window-font-color="true" style:font-name="DejaVu Sans1" fo:font-size="12pt" style:text-underline-style="none" fo:font-weight="bold" officeooo:rsid="003af1c6" style:font-size-asian="10.5pt" style:font-weight-asian="bold" style:font-size-complex="12pt" style:font-weight-complex="bold"/>
    </style:style>
    <style:style style:name="T70" style:family="text">
      <style:text-properties style:use-window-font-color="true" style:font-name="DejaVu Sans1" fo:font-size="12pt" style:text-underline-style="none" fo:font-weight="normal" style:font-size-asian="10.5pt" style:font-weight-asian="normal" style:font-size-complex="12pt" style:font-weight-complex="normal"/>
    </style:style>
    <style:style style:name="T71" style:family="text">
      <style:text-properties officeooo:rsid="003ca9bb"/>
    </style:style>
    <style:style style:name="T72" style:family="text">
      <style:text-properties fo:color="#bf819e" fo:font-weight="bold" style:font-weight-asian="bold" style:font-weight-complex="bold"/>
    </style:style>
    <style:style style:name="T73" style:family="text">
      <style:text-properties fo:color="#bf819e" style:font-name="DejaVu Sans1" fo:font-size="12pt" style:text-underline-style="none" fo:font-weight="normal" style:font-size-asian="10.5pt" style:font-weight-asian="normal" style:font-size-complex="12pt" style:font-weight-complex="normal"/>
    </style:style>
    <style:style style:name="T74" style:family="text">
      <style:text-properties officeooo:rsid="004129b3"/>
    </style:style>
    <style:style style:name="T75" style:family="text">
      <style:text-properties officeooo:rsid="0042bfcd"/>
    </style:style>
    <style:style style:name="T76" style:family="text">
      <style:text-properties fo:font-size="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634in" fo:text-indent="-0.25in" fo:margin-left="0.563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34in" fo:text-indent="-0.25in" fo:margin-left="0.813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34in" fo:text-indent="-0.25in" fo:margin-left="1.063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34in" fo:text-indent="-0.25in" fo:margin-left="1.313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34in" fo:text-indent="-0.25in" fo:margin-left="1.563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34in" fo:text-indent="-0.25in" fo:margin-left="1.813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34in" fo:text-indent="-0.25in" fo:margin-left="2.063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34in" fo:text-indent="-0.25in" fo:margin-left="2.313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34in" fo:text-indent="-0.25in" fo:margin-left="2.563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34in" fo:text-indent="-0.25in" fo:margin-left="2.8134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ffd7d7" draw:textarea-horizontal-align="justify" draw:textarea-vertical-align="middle" draw:auto-grow-height="false" fo:min-height="0.428in" fo:min-width="2.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d7d7" draw:textarea-horizontal-align="justify" draw:textarea-vertical-align="middle" draw:auto-grow-height="false" fo:min-height="0.428in" fo:min-width="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0.7398in" fo:min-width="1.193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woorden op de vragen uit het boek:</text:p>
      <text:p text:style-name="P2"/>
      <text:p text:style-name="P4">H1 – Databases en databasesystemen</text:p>
      <text:p text:style-name="P2"/>
      <text:list xml:id="list2117693749" text:style-name="L1">
        <text:list-item>
          <text:p text:style-name="P35">Verschil data en informatie? Waarom onderscheid binnen geziene context?</text:p>
        </text:list-item>
      </text:list>
      <text:p text:style-name="P5"/>
      <text:p text:style-name="P5"><text:tab/><text:span text:style-name="T1">Met </text:span><text:span text:style-name="T3">data</text:span><text:span text:style-name="T1"> worden de gegeven feiten bedoeld, met </text:span><text:span text:style-name="T3">informatie</text:span><text:span text:style-name="T1"> gaat het ook om de betekenis van die gegevens. Er bestaan nog geen opslagsystemen die even efficiënt als databases data opslaan, informatie kunnen opslaan.</text:span></text:p>
      <text:p text:style-name="P5"/>
      <text:list xml:id="list222452516109154" text:continue-numbering="true" text:style-name="L1">
        <text:list-item>
          <text:p text:style-name="P37">Wat is een database, databasesysteem en databasemanagementsysteem?</text:p>
        </text:list-item>
      </text:list>
      <text:p text:style-name="P6"/>
      <text:list xml:id="list429585254" text:style-name="L2">
        <text:list-item>
          <text:p text:style-name="P9"><text:span text:style-name="T2">Database</text:span>: een collectie van persistente [wordt gedurende een zeker tijd opgeslagen in het permanent geheugen (gaat niet verloren bij het uitschakelen van het systeem) van een computersysteem] data.</text:p>
        </text:list-item>
        <text:list-item>
          <text:p text:style-name="P9"><text:span text:style-name="T2">Databasesysteem</text:span>: een <text:span text:style-name="T57">computersysteem</text:span> voor het beheer van databases (bestaat uit hardware, data en <text:span text:style-name="T7">software</text:span>).</text:p>
        </text:list-item>
        <text:list-item>
          <text:p text:style-name="P51"><text:span text:style-name="T2">Databasemanagementsysteem</text:span>: <text:span text:style-name="T1">de </text:span><text:span text:style-name="T8">softwarecomponent</text:span><text:span text:style-name="T1"> van een databasesysteem die instaat voor het beheer van de databases</text:span></text:p>
        </text:list-item>
      </text:list>
      <text:p text:style-name="P5"/>
      <text:list xml:id="list222453985286363" text:continue-list="list222452516109154" text:style-name="L1">
        <text:list-item>
          <text:p text:style-name="P46"><text:span text:style-name="T15">Voordelen van drielagenarchitectuur van </text:span><text:span text:style-name="T10">dbms</text:span><text:span text:style-name="T15">? Welke lagen?</text:span></text:p>
        </text:list-item>
      </text:list>
      <text:p text:style-name="P5"/>
      <text:p text:style-name="P5"><text:tab/><text:span text:style-name="T13">Lagen:</text:span></text:p>
      <text:p text:style-name="P5"/>
      <text:list xml:id="list3622081357" text:style-name="L3">
        <text:list-item>
          <text:p text:style-name="P10"><text:span text:style-name="T2">interne</text:span> <text:span text:style-name="T2">laag</text:span>: bevat databaserecords (structuur hiervan vastgelegd in recordtypes) in de vorm van bestanden. <text:span text:style-name="T34">Dichtst bij fysieke opslag.</text:span></text:p>
        </text:list-item>
        <text:list-item>
          <text:p text:style-name="P10"><text:span text:style-name="T72">logische</text:span> <text:span text:style-name="T72">laag</text:span>: <text:span text:style-name="T34">(gemeenschappelijke laag) bevat een abstracte voorstelling van de database (=databaseschema volgens databasemodel), zonder fysieke details. Aandacht gaat naar entiteiten, hun verwantschappen, gebruikersgedefinieerde operatoren en integriteitsrestricties</text:span></text:p>
        </text:list-item>
        <text:list-item>
          <text:p text:style-name="P10"><text:span text:style-name="T2">externe</text:span> <text:span text:style-name="T2">laag</text:span>: <text:span text:style-name="T34">Views worden gedefinieerd, voor beveiliging/afleiden van nieuwe data/dataconversie.</text:span> <text:span text:style-name="T34">Dichtst bij toepassingsontwikkelaars en eindgebruikers.</text:span></text:p>
        </text:list-item>
      </text:list>
      <text:p text:style-name="P3"/>
      <text:p text:style-name="P7"><text:tab/><text:span text:style-name="T35">Voordeel: </text:span><text:span text:style-name="T4">dataonafhankelijkheid</text:span><text:span text:style-name="T35">. Komt neer op de mogelijkheid tot aanpassing van de beschrijving van data zonder dat er dingen aangepast moeten worden in de andere lagen. Er zijn 2 soorten:</text:span></text:p>
      <text:p text:style-name="P8"/>
      <text:list xml:id="list2457178347" text:style-name="L4">
        <text:list-item>
          <text:p text:style-name="P11"><text:span text:style-name="T2">fysieke</text:span> <text:span text:style-name="T2">dataonafhankelijkheid</text:span>: interne beschrijving &amp; interne-logische mapping kunnen aangepast worden zonder invloed op logische laag</text:p>
        </text:list-item>
        <text:list-item>
          <text:p text:style-name="P26"><text:span text:style-name="T17">logische dataonafhankelijkheid</text:span><text:span text:style-name="T20">: logische beschrijving &amp; logische-externe mapping kunnen aangepast worden zonder invloed op externe laag</text:span></text:p>
        </text:list-item>
      </text:list>
      <text:p text:style-name="P5"/>
      <text:p text:style-name="P5"/>
      <text:list xml:id="list222454043050072" text:continue-list="list222453985286363" text:style-name="L1">
        <text:list-item>
          <text:p text:style-name="P37"><text:soft-page-break/>Componenten van een <text:span text:style-name="T57">dbs</text:span>?</text:p>
        </text:list-item>
      </text:list>
      <text:p text:style-name="P5"/>
      <text:list xml:id="list4162553975" text:style-name="L5">
        <text:list-item>
          <text:p text:style-name="P12"><text:span text:style-name="T2">Hardware</text:span>: </text:p>
          <text:list>
            <text:list-item>
              <text:p text:style-name="P12"><text:span text:style-name="T36">CPU</text:span> (Central Processing Unit): bestaat uit &gt;=1 processoren &amp; voert software-instructies uit</text:p>
            </text:list-item>
            <text:list-item>
              <text:p text:style-name="P12"><text:span text:style-name="T36">Computergeheugen</text:span>: hiërarchisch georganiseerd (efficiëntie &amp; implementeerbaarheid): </text:p>
              <text:list>
                <text:list-item>
                  <text:p text:style-name="P13"><text:span text:style-name="T36">Prim. Geheugen</text:span> <text:span text:style-name="T38">(RAM = Random Acces Memory)</text:span>:</text:p>
                  <text:list>
                    <text:list-item>
                      <text:p text:style-name="P15">Statisch RAM geheugen. Uitvoering programma’s vercsnellen, duurste + snelste.</text:p>
                    </text:list-item>
                    <text:list-item>
                      <text:p text:style-name="P15">Dynamisch RAM geheugen: werkgeheugen voor tijdelijke opslag data en programmacode, trager + goedkoper</text:p>
                    </text:list-item>
                  </text:list>
                </text:list-item>
                <text:list-item>
                  <text:p text:style-name="P12"><text:span text:style-name="T39">Sec. Geheugen</text:span><text:span text:style-name="T36">:</text:span> <text:span text:style-name="T38">grotere opslagcapaciteit dan Prim. Geheugen. Data hieruit oet eerst naar db-buffer worden gekopieerd voor verwerkt kan worden. (magneetschijfgeheugen, cd-rom- en dvd-geheugens, magneetbandgeheugens.</text:span></text:p>
                </text:list-item>
              </text:list>
            </text:list-item>
          </text:list>
        </text:list-item>
        <text:list-item>
          <text:p text:style-name="P12"><text:span text:style-name="T2">Data</text:span>: <text:span text:style-name="T38">gestructureerd opgeslagen in bestanden in het </text:span><text:span text:style-name="T40">secundair</text:span><text:span text:style-name="T38"> </text:span><text:span text:style-name="T40">geheugen. </text:span><text:span text:style-name="T41">Verbanden tussen data moeten (liefst) zonder verlies aan semantie opgeslagen worden in db. Overlap wordt minimaal gehouden om fouten te voorkomen. </text:span></text:p>
        </text:list-item>
        <text:list-item>
          <text:p text:style-name="P14"><text:span text:style-name="T2">Software</text:span>: </text:p>
          <text:list>
            <text:list-item>
              <text:p text:style-name="P14"><text:span text:style-name="T11">databasemanagementsysteem</text:span><text:span text:style-name="T42">: bestaat uit 3 lagen, zie hierboven. (vb: PostgreSQL, MySQL, ...)</text:span></text:p>
            </text:list-item>
            <text:list-item>
              <text:p text:style-name="P16"><text:span text:style-name="T54">Toepassingsprogramma’s</text:span>: zorgen voor verbinding met dbms en relevante databases, <text:span text:style-name="T43">kunnen gebruikt worden om bewerkingen op db uit te voeren, resultaten ervan te tonen, …</text:span></text:p>
            </text:list-item>
            <text:list-item>
              <text:p text:style-name="P27"><text:span text:style-name="T24">Tools</text:span><text:span text:style-name="T25">: worden gebruikt om taken makkelijker te maken (automatische back-up &amp; archiveringsproces, automatisch wergschrijven van databases nr geheugen, </text:span><text:span text:style-name="T26">prestatiemonitoring, data im-/exproteren</text:span><text:span text:style-name="T25">)</text:span></text:p>
            </text:list-item>
            <text:list-item>
              <text:p text:style-name="P29"><text:span text:style-name="T24">C</text:span><text:span text:style-name="T23">ommunicatiesoftware</text:span><text:span text:style-name="T14">: zorgt voor de correcte overdracht van instructies en data over het netwerk (indien db gesplitst is over verschillende computers. Voor verbeteren van prestaties, gemak om met db te werken over een bedrijf). Kan ingewerkt zijn in het </text:span><text:span text:style-name="T9">dbms. </text:span></text:p>
            </text:list-item>
          </text:list>
        </text:list-item>
      </text:list>
      <text:p text:style-name="P5"/>
      <text:list xml:id="list222452470206712" text:continue-list="list222454043050072" text:style-name="L1">
        <text:list-item>
          <text:p text:style-name="P37">Geheugenhiërarchie + rol van elke laag. Geef rol van databasebuffers.</text:p>
        </text:list-item>
      </text:list>
      <text:p text:style-name="P5"><draw:custom-shape text:anchor-type="paragraph" draw:z-index="0" draw:name="Shape1" draw:style-name="gr3" draw:text-style-name="P73" svg:width="2.3858in" svg:height="2.2189in" svg:x="0.4465in" svg:y="0.144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text:tab/><text:tab/><text:tab/><text:tab/><text:tab/><text:span text:style-name="T71">Wat:<text:tab/><text:tab/><text:tab/><text:tab/><text:tab/>Voor:</text:span></text:p>
      <text:p text:style-name="P5"><draw:custom-shape text:anchor-type="paragraph" draw:z-index="1" draw:name="Shape2" draw:style-name="gr2" draw:text-style-name="P72" svg:width="2.5004in" svg:height="0.428in" svg:x="0.3319in" svg:y="0.148in"><text:p text:style-name="P71"><text:span text:style-name="T76"><text:s/></text:span><text:span text:style-name="T76">Primair geheugen</text:span></text:p><draw:enhanced-geometry svg:viewBox="0 0 21600 21600" draw:type="rectangle" draw:enhanced-path="M 0 0 L 21600 0 21600 21600 0 21600 0 0 Z N"/></draw:custom-shape><text:tab/></text:p>
      <text:p text:style-name="P5"><text:tab/><text:tab/><text:tab/><text:tab/><text:tab/><text:tab/><text:span text:style-name="T44">statisch &amp; dynamisch <text:tab/><text:tab/>databases in <text:tab/></text:span><text:tab/><text:tab/><text:tab/><text:tab/><text:tab/><text:span text:style-name="T44">RAM + flash geheugen<text:tab/><text:tab/>hoofdgeheugen</text:span></text:p>
      <text:p text:style-name="P5"/>
      <text:p text:style-name="P5"><draw:custom-shape text:anchor-type="paragraph" draw:z-index="3" draw:name="Shape2" draw:style-name="gr1" draw:text-style-name="P72" svg:width="2.4898in" svg:height="0.428in" svg:x="0.3425in" svg:y="0.089in"><text:p text:style-name="P71"><text:span text:style-name="T76"><text:s/></text:span><text:span text:style-name="T76">Secundair geheugen</text:span></text:p><draw:enhanced-geometry svg:viewBox="0 0 21600 21600" draw:type="rectangle" draw:enhanced-path="M 0 0 L 21600 0 21600 21600 0 21600 0 0 Z N"/></draw:custom-shape></text:p>
      <text:p text:style-name="P5"><text:tab/><text:tab/><text:tab/><text:tab/><text:tab/><text:tab/><text:span text:style-name="T44">magneetschijfgeh.<text:tab/><text:tab/>traditionele</text:span></text:p>
      <text:p text:style-name="P5"><text:tab/><text:tab/><text:tab/><text:tab/><text:tab/><text:tab/><text:span text:style-name="T44">cd-rom &amp; dvd<text:tab/><text:tab/><text:tab/>databases</text:span></text:p>
      <text:p text:style-name="P5"/>
      <text:p text:style-name="P5"><draw:custom-shape text:anchor-type="paragraph" draw:z-index="2" draw:name="Shape2" draw:style-name="gr2" draw:text-style-name="P72" svg:width="2.5004in" svg:height="0.428in" svg:x="0.3319in" svg:y="0.0299in"><text:p text:style-name="P71"><text:span text:style-name="T76"><text:s/></text:span><text:span text:style-name="T76">Tertiair geheugen</text:span></text:p><draw:enhanced-geometry svg:viewBox="0 0 21600 21600" draw:type="rectangle" draw:enhanced-path="M 0 0 L 21600 0 21600 21600 0 21600 0 0 Z N"/></draw:custom-shape><text:tab/><text:tab/><text:tab/><text:tab/><text:tab/><text:tab/><text:span text:style-name="T44">magneetbandgeh.<text:tab/><text:tab/>archieven</text:span></text:p>
      <text:p text:style-name="P5"><text:tab/><text:tab/><text:tab/><text:tab/><text:tab/><text:tab/><text:tab/><text:tab/><text:tab/><text:tab/><text:tab/><text:span text:style-name="T44">&amp; back-up</text:span></text:p>
      <text:p text:style-name="P5"><text:soft-page-break/></text:p>
      <text:p text:style-name="P48"><text:span text:style-name="T15"><text:tab/></text:span><text:span text:style-name="T27">rol van databasebuffers: meestal minstens 2 ervan in primaire geheugen. Hoeveelheid data per lees-/schrijfoperatie wordt bepaald door databasebuffer. CPU kan parallel d</text:span><text:span text:style-name="T28">ata</text:span><text:span text:style-name="T27"> van ene buffer </text:span><text:span text:style-name="T28">verwerken</text:span><text:span text:style-name="T27"> terwijl </text:span><text:span text:style-name="T28">uit/</text:span><text:span text:style-name="T27">naar andere wordt </text:span><text:span text:style-name="T28">gelezen/</text:span><text:span text:style-name="T27">weggeschreven.</text:span></text:p>
      <text:p text:style-name="P5"/>
      <text:list xml:id="list222454556556751" text:continue-numbering="true" text:style-name="L1">
        <text:list-item>
          <text:p text:style-name="P37">Wat zijn databaserecords? Welke types kun je onderscheiden en hoe worden ze beschreven?</text:p>
        </text:list-item>
      </text:list>
      <text:p text:style-name="P5"/>
      <text:p text:style-name="P5"><text:tab/><text:span text:style-name="T45">Een database wordt opgeslagen in records, elk record is een collectie van &gt;= 1 velden die data kunnen bevatten. Velden zijn vastgelegd in recordtype. Types worden onderscheiden door naam en velden. Voorbeeld van beschrijving van recordtype:</text:span></text:p>
      <text:p text:style-name="P5"/>
      <text:p text:style-name="P39"><text:tab/><text:tab/><text:span text:style-name="T46">RECORDTYPE Schilderij (ID:CHAR(3); Naam:CHAR(30); <text:tab/><text:tab/>Periode:INTEGER; Waarde:REAL; Eigenaar:CHAR(30))</text:span></text:p>
      <text:p text:style-name="P5"/>
      <text:list xml:id="list222454096724013" text:continue-numbering="true" text:style-name="L1">
        <text:list-item>
          <text:p text:style-name="P37">Doel van datawarehousing en datamining (situeer tov data<text:span text:style-name="T34">b</text:span>ases)?</text:p>
        </text:list-item>
      </text:list>
      <text:p text:style-name="P5"/>
      <text:list xml:id="list198053449" text:style-name="L6">
        <text:list-item>
          <text:p text:style-name="P17"><text:span text:style-name="T2">Datawarehouse</text:span>: een grote database die bedoeld is voor data-analyse. Gemodelleerd in verschillende dimensies (o.a. tijd vaak). </text:p>
        </text:list-item>
        <text:list-item>
          <text:p text:style-name="P17"><text:span text:style-name="T2">Datamining</text:span>: heeft tot doel zinvolle verbanden tussen data die voorheen nog niet bekend waren te ontdekken, patronen vinden dus.</text:p>
        </text:list-item>
      </text:list>
      <text:p text:style-name="P5"/>
      <text:list xml:id="list222452788889936" text:continue-list="list222454096724013" text:style-name="L1">
        <text:list-item>
          <text:p text:style-name="P37">Wat zijn gebruikersprofielen? Beschrijf ze en hun taak.</text:p>
        </text:list-item>
      </text:list>
      <text:p text:style-name="P5"/>
      <text:p text:style-name="P5"><text:tab/><text:span text:style-name="T47">Er zijn verschillende gebruikersprofielen omdat verschillende gebruikers met verschillende bevoegdheden op andere manieren interreageren met de databank. De belangrijkste </text:span><text:span text:style-name="T64">profielen</text:span><text:span text:style-name="T47">:</text:span></text:p>
      <text:list xml:id="list647981370" text:style-name="L7">
        <text:list-item>
          <text:p text:style-name="P18"><text:span text:style-name="T2">Data-administrator</text:span>: verantwoordelijk voor data (welke, formaat), bedrijfsstrategie voor toegang tot db, welke gebruikersprofielen, beveiliging, communicatie &amp; prioriteiten in geval van toegangsconflicten.</text:p>
        </text:list-item>
        <text:list-item>
          <text:p text:style-name="P18"><text:span text:style-name="T55">Databaseadministrator</text:span>: verantwoordelijk voor implementatie &amp; onderhuid db, herstal-na-falen, consistentie db, observatie &amp; controle v prestatie &amp; goed functioneren van dbs.</text:p>
        </text:list-item>
        <text:list-item>
          <text:p text:style-name="P19">Toepassingsontwikkelaar<text:span text:style-name="T48">: verantwoordelijk voor ontwikkeling toepassingsprogramma’s. Beschikt over werkkopie van db om software te testen.</text:span></text:p>
        </text:list-item>
        <text:list-item>
          <text:p text:style-name="P19">Eindgebruiker<text:span text:style-name="T48">: gebruiken db voor dagelijkse taken of sporadisch. Soorten afhankelijk van manier waarop ez interreageren:</text:span></text:p>
          <text:list>
            <text:list-item>
              <text:p text:style-name="P19"><text:span text:style-name="T37">Gewone eindgebruiker</text:span><text:span text:style-name="T48">: meestal via </text:span><text:span text:style-name="T53">toepassingsprogramma’s</text:span><text:span text:style-name="T48">. Gedrag is vrij goed voorspelbaar en voorspelbaarheid kan gebruikt worden bij optamalisatie van dbs door </text:span><text:span text:style-name="T56">DBA</text:span><text:span text:style-name="T48">.</text:span></text:p>
            </text:list-item>
            <text:list-item>
              <text:p text:style-name="P20"><text:span text:style-name="T48">Geavanceerde eindgebruiker</text:span><text:span text:style-name="T51">: vie complexere instructies, geen toepassingsprogramma, veel minder routinematig en voorspelbaar.</text:span></text:p>
            </text:list-item>
          </text:list>
        </text:list-item>
      </text:list>
      <text:p text:style-name="P5"/>
      <text:p text:style-name="P5"/>
      <text:list xml:id="list222453069853976" text:continue-list="list222452788889936" text:style-name="L1">
        <text:list-item>
          <text:p text:style-name="P40"><text:soft-page-break/>Bespreek databasedefinitie, databasemanipulatie en databaseconstructie.</text:p>
        </text:list-item>
      </text:list>
      <text:p text:style-name="P41"/>
      <text:list xml:id="list320558707" text:style-name="L8">
        <text:list-item>
          <text:p text:style-name="P21"><text:span text:style-name="T5">Databasedefinitie</text:span><text:span text:style-name="T49">:</text:span><text:span text:style-name="T5"> </text:span><text:span text:style-name="T50">Databasestructuur</text:span><text:span text:style-name="T52"> &amp; semantische regels (voor integriteit = correctheid, liefst gecontroleerd door </text:span><text:span text:style-name="T12">dbms</text:span><text:span text:style-name="T52">) worden vastgelegd. </text:span></text:p>
        </text:list-item>
      </text:list>
      <text:p text:style-name="P22"/>
      <text:list xml:id="list222454605812023" text:continue-numbering="true" text:style-name="L8">
        <text:list-item>
          <text:p text:style-name="P28"><text:span text:style-name="T18">Databasemanipulatie</text:span><text:span text:style-name="T21">: </text:span><text:span text:style-name="T22">operatoren voor het efficiënt toevoegen + verwijderen van data worden gecreëerd. De voorschriften hiervan zijn vastgelegd in het data(base)model.</text:span></text:p>
        </text:list-item>
        <text:list-item>
          <text:p text:style-name="P30"><text:span text:style-name="T30">D</text:span><text:span text:style-name="T14">atabaseconstructie</text:span><text:span text:style-name="T19">: dbms moet faciliteiten bieden voor dbconstructie die mogelijk maken om gepaste bestandsorganisatie op te zetten. Databasestructuur moet omgezet worden naar recordstructuur. Vaak kan dbconstructie door correcte parameterconfig door dbms gedaan worden.</text:span></text:p>
        </text:list-item>
      </text:list>
      <text:p text:style-name="P41"/>
      <text:list xml:id="list222453819706135" text:continue-list="list222453069853976" text:style-name="L1">
        <text:list-item>
          <text:p text:style-name="P40">Waarom noodzakelijk dat db kunnen worden gedeeld? Wat zou er gebeuren als dit niet zou kunnen?</text:p>
        </text:list-item>
      </text:list>
      <text:p text:style-name="P41"/>
      <text:p text:style-name="P41"><text:tab/><text:span text:style-name="T58">Hierboven al beschreven bij communicatiesoftware.</text:span></text:p>
      <text:p text:style-name="P41"/>
      <text:list xml:id="list222454309226229" text:continue-numbering="true" text:style-name="L1">
        <text:list-item>
          <text:p text:style-name="P40">Waarom beveiliging van db noodzakelijk?</text:p>
        </text:list-item>
      </text:list>
      <text:p text:style-name="P41"/>
      <text:list xml:id="list2685822400" text:style-name="L9">
        <text:list-item>
          <text:p text:style-name="P23"><text:span text:style-name="T58">Tegen </text:span><text:span text:style-name="T6">ongeoorloofd gebruik</text:span><text:span text:style-name="T58">: kan a.d.h.v. </text:span><text:span text:style-name="T63">gebruikersprofielen</text:span><text:span text:style-name="T58"> en wachtwoordverificatie. Zodat verkeerde mensen geen dingen kunnen aanpassen die niet aangepast mogen worden.</text:span></text:p>
        </text:list-item>
        <text:list-item>
          <text:p text:style-name="P24">Tegen <text:span text:style-name="T2">verkeerd geoorloofd gebruik</text:span>: met sementicshe regels zodat er geen foute data toegevoegd akn worden door bemachtigde gebruikers</text:p>
        </text:list-item>
        <text:list-item>
          <text:p text:style-name="P24">tegen <text:span text:style-name="T2">fysiek falen</text:span>: db wordt best hersteld naar toestand net voor falen (zie H10).</text:p>
        </text:list-item>
      </text:list>
      <text:p text:style-name="P41"/>
      <text:list xml:id="list222454449197894" text:continue-list="list222454309226229" text:style-name="L1">
        <text:list-item>
          <text:p text:style-name="P47"><text:span text:style-name="T29">Waarom verschil tussen interne laag v</text:span><text:span text:style-name="T31">an</text:span><text:span text:style-name="T29"> drielagenarchitectuur en d</text:span><text:span text:style-name="T31">e</text:span><text:span text:style-name="T29"> fysieke dataopslag? Wat is het nut van de interne laag?</text:span></text:p>
        </text:list-item>
      </text:list>
      <text:p text:style-name="P41"/>
      <text:p text:style-name="P41"><text:tab/><text:span text:style-name="T59">Fysieke opslagdetails worden buiten het dbms gehouden omdat die heel besturingssysteemspecifiek zijn (opslagdetails over prim. &amp; sec. Geheugen, op welke fysieke pagina een record is opgeslagen, details over optimalisatie tot fysieke pagina’s). Zo kan het dbms op verschillende systemen gebruikt worden zonder dat dit problemen geeft rond de primaire en secundaire bestandsorganisatie.</text:span></text:p>
      <text:p text:style-name="P41"/>
      <text:list xml:id="list222453686252773" text:continue-numbering="true" text:style-name="L1">
        <text:list-item>
          <text:p text:style-name="P40">Wat zijn indexen en waarvoor worden ze gebruikt binnen de database?</text:p>
        </text:list-item>
      </text:list>
      <text:p text:style-name="P41"/>
      <text:p text:style-name="P42"><text:tab/><text:span text:style-name="T60">Dit is een geordende lijst van koppels van de vorm &lt;veldwaarde,referentie&gt; </text:span></text:p>
      <text:p text:style-name="P42"/>
      <text:p text:style-name="P42"><text:span text:style-name="T60"><text:tab/>met<text:tab/>veldwaarde<text:tab/> =<text:tab/>waarde in veld waarover index gedefinieerd is</text:span></text:p>
      <text:p text:style-name="P41"><text:tab/><text:tab/><text:span text:style-name="T60">referentie <text:s text:c="3"/>= <text:tab/>pointer naar geheugenplaats van record met die <text:tab/><text:tab/><text:tab/><text:tab/><text:tab/>veldwaarde </text:span></text:p>
      <text:p text:style-name="P41"><text:soft-page-break/></text:p>
      <text:list xml:id="list222453641955470" text:continue-numbering="true" text:style-name="L1">
        <text:list-item>
          <text:p text:style-name="P40">Wat is het nut van de logische laag en de externe laag in de drielagenarchitectuur?</text:p>
        </text:list-item>
      </text:list>
      <text:p text:style-name="P41"/>
      <text:p text:style-name="P41"><text:tab/><text:span text:style-name="T61">Wordt beantwoord bij vraag 3.</text:span></text:p>
      <text:p text:style-name="P41"/>
      <text:list xml:id="list222453267058302" text:continue-numbering="true" text:style-name="L1">
        <text:list-item>
          <text:p text:style-name="P43">Wat is dataonafhankelijkheid? Geef een voorbeeld.</text:p>
        </text:list-item>
      </text:list>
      <text:p text:style-name="P44"/>
      <text:p text:style-name="P45"><text:tab/>Zie vraag 3 voor dataonafhankelijkheid. <text:span text:style-name="T2">Voorbeeld</text:span>: door fysieke dataonafhankelijkheid zijn toepassingsprogramma’s immuum voor aanpassingen aan de fysieke dataopslag (=&gt; grote onderhoudsvoordelen).</text:p>
      <text:p text:style-name="P44"/>
      <text:list xml:id="list222453069471284" text:continue-numbering="true" text:style-name="L1">
        <text:list-item>
          <text:p text:style-name="P36">Waarmee moet er rekening gehouden worden als men wilt beslissen om al dan niet een database<text:span text:style-name="T62">systeem</text:span> te gebruiken bij een toepassing?</text:p>
        </text:list-item>
      </text:list>
      <text:p text:style-name="P44"/>
      <text:list xml:id="list2589802159" text:style-name="L10">
        <text:list-item>
          <text:p text:style-name="P25"><text:span text:style-name="T2">Voordeel</text:span>:</text:p>
          <text:list>
            <text:list-item>
              <text:p text:style-name="P25">de systeemontwikkelaar hoeft zich niet bezig te houden met het implementeren van de dbms-faciliteiten (voor o.a. delen van zelfde data &amp; beveiliging &amp; integriteit) =&gt; aandacht op structuur en functionaliteit van toepassingen.<text:line-break/><text:line-break/>Eigenlijk: hoe meer dbms-faciliteiten gebruikt moeten worden, hoe logischer het is om te kiezen voor een dbs.</text:p>
            </text:list-item>
          </text:list>
        </text:list-item>
        <text:list-item>
          <text:p text:style-name="P32"><text:span text:style-name="T16">Nadelen</text:span><text:span text:style-name="T14">:</text:span></text:p>
          <text:list>
            <text:list-item>
              <text:p text:style-name="P32"><text:span text:style-name="T14">sommige dbms-faciliteiten kunnen overbodig zijn en dus tot prestatieverlies leiden van het dbs</text:span></text:p>
            </text:list-item>
          </text:list>
        </text:list-item>
      </text:list>
      <text:p text:style-name="P33"><text:span text:style-name="T14"/></text:p>
      <text:p text:style-name="P33"><text:span text:style-name="T14"><text:tab/>Zie gevallen in boek wanneer het nuttig is om voor een zelfontwikkeld <text:tab/>systeem te kiezen (pg 27).</text:span></text:p>
      <text:p text:style-name="P44"/>
      <text:list xml:id="list222453962540986" text:continue-list="list222453069471284" text:style-name="L1">
        <text:list-item>
          <text:p text:style-name="P43">Bedenk een realistische toepassing waarbij je een zelfontwikkeld opslagsysteem zou kiezen.</text:p>
        </text:list-item>
      </text:list>
      <text:p text:style-name="P44"/>
      <text:p text:style-name="P49"><text:span text:style-name="T32"><text:tab/></text:span><text:span text:style-name="T33">Een grote vriendengroep die samen op kot gaat wil een overzich bijhouden van welk materiaal ze delen, wat van wie is en wat de vaste plaats ervan is. Deze data zal niet evolueren en heeft nauwelijks tot geen dbms-faciliteiten nodig.</text:span></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50"><text:soft-page-break/><text:span text:style-name="T65">H2 – Datamodellen en databasemodellen</text:span></text:p>
      <text:p text:style-name="P50"/>
      <text:list xml:id="list17130537" text:style-name="L11">
        <text:list-item>
          <text:p text:style-name="P52"><text:span text:style-name="T67">Wat is het verschil tussen een dm een dbm en een dbs?</text:span></text:p>
        </text:list-item>
      </text:list>
      <text:p text:style-name="P57"><text:span text:style-name="T67"/></text:p>
      <text:list xml:id="list2611448425" text:style-name="L12">
        <text:list-item>
          <text:p text:style-name="P34"><text:span text:style-name="T69">D</text:span><text:span text:style-name="T68">atamodel</text:span><text:span text:style-name="T66">: een verzameling van voorschriften die het mogelijk maken om de structuur en het gedrag van data die voorkomen in bepaalde software te beschrijven.</text:span></text:p>
        </text:list-item>
        <text:list-item>
          <text:p text:style-name="P31"><text:span text:style-name="T66">Databasemodel</text:span><text:span text:style-name="T70">: <text:s/>een verzameling van voorschriften die het mogelijk maken om de structuur, de beperkingen, de integriteit, de beveiliging en het gedrag van een database te beschrijven op het niveau van de </text:span><text:span text:style-name="T73">logische laag</text:span><text:span text:style-name="T70">.</text:span></text:p>
        </text:list-item>
        <text:list-item>
          <text:p text:style-name="P31"><text:span text:style-name="T66">Databaseschema</text:span><text:span text:style-name="T70">: een collectie van boomstructuren waarbij de knopen recordtypes zijn die entiteiten weergeven. Vb: EER</text:span></text:p>
        </text:list-item>
      </text:list>
      <text:p text:style-name="P57"><text:span text:style-name="T67"/></text:p>
      <text:list xml:id="list222453361675298" text:continue-list="list17130537" text:style-name="L11">
        <text:list-item>
          <text:p text:style-name="P55"><text:span text:style-name="T66">Vergelijk de operationele, structurele en semantische modellen op basis</text:span></text:p>
          <text:p text:style-name="P55"><text:span text:style-name="T66">van manier van opzoeken van de data en geef van elk een voorbeeld.</text:span></text:p>
        </text:list-item>
      </text:list>
      <text:p text:style-name="P56"><text:span text:style-name="T66"/></text:p>
      <text:p text:style-name="P56"><text:span text:style-name="T66"><text:tab/></text:span></text:p>
      <table:table table:name="Table1" table:style-name="Table1">
        <table:table-column table:style-name="Table1.A" table:number-columns-repeated="2"/>
        <table:table-row>
          <table:table-cell table:style-name="Table1.A1" office:value-type="string">
            <text:p text:style-name="P61">model</text:p>
          </table:table-cell>
          <table:table-cell table:style-name="Table1.B1" office:value-type="string">
            <text:p text:style-name="P61">Manier van opzoeken van data</text:p>
          </table:table-cell>
        </table:table-row>
        <table:table-row>
          <table:table-cell table:style-name="Table1.A2" office:value-type="string">
            <text:p text:style-name="P62">Operationele databasemodellen:</text:p>
            <text:list xml:id="list3471642355" text:style-name="L13">
              <text:list-item>
                <text:p text:style-name="P63">hiërarchisch databasemodel</text:p>
              </text:list-item>
            </text:list>
            <text:p text:style-name="P62"/>
            <text:p text:style-name="P62"/>
            <text:p text:style-name="P62"/>
            <text:list xml:id="list222454313166374" text:continue-numbering="true" text:style-name="L13">
              <text:list-item>
                <text:p text:style-name="P63">netwerkmodel</text:p>
              </text:list-item>
            </text:list>
          </table:table-cell>
          <table:table-cell table:style-name="Table1.B2" office:value-type="string">
            <text:p text:style-name="Table_20_Contents"/>
            <text:list xml:id="list222454073658145" text:continue-numbering="true" text:style-name="L13">
              <text:list-item>
                <text:p text:style-name="P64"><text:span text:style-name="T74">steunt op logische nabijheid van de data, databaseschema bepaalt welke zoek-opdrachten efficiënt gaan en welke niet</text:span></text:p>
              </text:list-item>
              <text:list-item>
                <text:p text:style-name="P65">Al dan niet efficiënt kunnen uitvoeren van een zoekopdracht hangt af van voorziene toegangspunten (records die hiervoor aangeduid zijn) &amp; manier waarop knopen verbonden zijn</text:p>
              </text:list-item>
            </text:list>
          </table:table-cell>
        </table:table-row>
        <table:table-row>
          <table:table-cell table:style-name="Table1.A2" office:value-type="string">
            <text:p text:style-name="P66">Structurele databasemodellen:</text:p>
            <text:list xml:id="list2935019842" text:style-name="L14">
              <text:list-item>
                <text:p text:style-name="P67">relationeel databasemodel</text:p>
              </text:list-item>
            </text:list>
          </table:table-cell>
          <table:table-cell table:style-name="Table1.B2" office:value-type="string">
            <text:p text:style-name="Table_20_Contents"/>
            <text:list xml:id="list222453225533986" text:continue-numbering="true" text:style-name="L14">
              <text:list-item>
                <text:p text:style-name="P69"><text:span text:style-name="T75">dit databaseschema is afgestemd op een zo realistisch mogelijke weergave van de realiteit en niet op zoekoperaties.</text:span></text:p>
              </text:list-item>
            </text:list>
          </table:table-cell>
        </table:table-row>
        <table:table-row>
          <table:table-cell table:style-name="Table1.A2" office:value-type="string">
            <text:p text:style-name="P66">Semantische modellen:</text:p>
            <text:list xml:id="list902376133" text:style-name="L15">
              <text:list-item>
                <text:p text:style-name="P68">objectgeoriënteerde databasemodel</text:p>
              </text:list-item>
              <text:list-item>
                <text:p text:style-name="P68">objectrelationeel databasemodel</text:p>
              </text:list-item>
              <text:list-item>
                <text:p text:style-name="P68">hybride databasemodel</text:p>
              </text:list-item>
            </text:list>
          </table:table-cell>
          <table:table-cell table:style-name="Table1.B2" office:value-type="string">
            <text:p text:style-name="Table_20_Contents"/>
            <text:list xml:id="list222454367953204" text:continue-numbering="true" text:style-name="L15">
              <text:list-item>
                <text:p text:style-name="P70"/>
              </text:list-item>
            </text:list>
          </table:table-cell>
        </table:table-row>
      </table:table>
      <text:p text:style-name="P56"><text:span text:style-name="T66"/></text:p>
      <text:p text:style-name="P56"><text:span text:style-name="T66"/></text:p>
      <text:list xml:id="list222452791475610" text:continue-list="list222453361675298" text:style-name="L11">
        <text:list-item>
          <text:p text:style-name="P54"><text:span text:style-name="T66">Hoe wordt data gemodelleerd volgens het hiërarchisch dbm?</text:span></text:p>
        </text:list-item>
        <text:list-item>
          <text:p text:style-name="P54"><text:span text:style-name="T66">Wat zijn virtuele ouder-kind-relaties en wat is hun nut?</text:span></text:p>
        </text:list-item>
        <text:list-item>
          <text:p text:style-name="P54"><text:span text:style-name="T66">Wat zijn hiërarchische recordsequenties en waarvoor zijn ze nodig?</text:span></text:p>
        </text:list-item>
        <text:list-item>
          <text:p text:style-name="P54"><text:soft-page-break/><text:span text:style-name="T66">Hoe verloopt manipulatie van hiërarchische dbm? Welke faciliteiten zijn ervoor vereist en wat zijn hun voor- en nadelen?</text:span></text:p>
        </text:list-item>
        <text:list-item>
          <text:p text:style-name="P54"><text:span text:style-name="T66">Wat is het verschil tussen het netwerkmodel en het hiërarchisch dbm en wat zijn de voordelen/nadelen v het netwerkmodel t.o.v. het andere?</text:span></text:p>
        </text:list-item>
        <text:list-item>
          <text:p text:style-name="P54"><text:span text:style-name="T66">Wat zijn atomaire waarden in het relationeel databasemodel? En welke beperkingen brengen ze mee?</text:span></text:p>
        </text:list-item>
        <text:list-item>
          <text:p text:style-name="P53"><text:span text:style-name="T66">Hoe worden verwantschappen tussen verschillende rijen uit dezelfde &amp; verschillende tabellen gemodelleerd in het relationeel dbm?</text:span></text:p>
        </text:list-item>
        <text:list-item>
          <text:p text:style-name="P58"><text:span text:style-name="T66">Geef voor-/nadelen waarmee rekening moet gehouden worden als je wilt kiezen tussen een objectgeoriënteerd dbm of een objectrelationeel model.</text:span></text:p>
        </text:list-item>
        <text:list-item>
          <text:p text:style-name="P59"><text:span text:style-name="T66">Wat is een impendance mismatch in de context van databases? Wrm bestaat dit nog steeds binnen objectgeoriënteerde modellen? Zal dit ooit verholpen worden?</text:span></text:p>
        </text:list-item>
        <text:list-item>
          <text:p text:style-name="P60"><text:span text:style-name="T66">Geef voor- of nadelen voor de keuze van een open-source oplossing in het licht van de aspecten die werden aangehaald voor de keuze van een db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1T11:30:24.833770874</meta:creation-date>
    <dc:date>2020-01-11T18:04:09.088810606</dc:date>
    <meta:editing-duration>PT2H36M51S</meta:editing-duration>
    <meta:editing-cycles>48</meta:editing-cycles>
    <meta:generator>LibreOffice/6.3.3.2.0$Linux_X86_64 LibreOffice_project/30$Build-2</meta:generator>
    <meta:document-statistic meta:table-count="1" meta:image-count="0" meta:object-count="0" meta:page-count="7" meta:paragraph-count="114" meta:word-count="1637" meta:character-count="11928" meta:non-whitespace-character-count="10379"/>
  </office:meta>
</office:document-meta>
</file>